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text-properties style:font-name="Verdana" fo:font-size="12pt" style:font-size-asian="12pt" style:font-size-complex="12pt"/>
    </style:style>
    <style:style style:name="P3" style:family="paragraph" style:parent-style-name="Standard" style:list-style-name="L1">
      <style:text-properties style:font-name="Verdana" fo:font-size="12pt" style:font-size-asian="12pt" style:font-size-complex="12pt"/>
    </style:style>
    <style:style style:name="P4" style:family="paragraph" style:parent-style-name="Standard" style:list-style-name="L2">
      <style:text-properties style:font-name="Verdana" fo:font-size="12pt" style:font-size-asian="12pt" style:font-size-complex="12pt"/>
    </style:style>
    <style:style style:name="P5" style:family="paragraph" style:parent-style-name="Standard" style:list-style-name="L3">
      <style:text-properties style:font-name="Verdana" fo:font-size="12pt" style:font-size-asian="12pt" style:font-size-complex="12pt"/>
    </style:style>
    <style:style style:name="P6" style:family="paragraph" style:parent-style-name="Standard">
      <style:paragraph-properties style:text-autospace="none"/>
      <style:text-properties style:font-name="Verdana" fo:font-size="12pt" style:font-size-asian="12pt" style:font-size-complex="12pt"/>
    </style:style>
    <style:style style:name="P7" style:family="paragraph" style:parent-style-name="Standard">
      <style:text-properties style:font-name="Verdana" fo:font-size="12pt" fo:font-weight="bold" style:font-size-asian="12pt" style:font-weight-asian="bold" style:font-size-complex="12pt" style:font-weight-complex="bold"/>
    </style:style>
    <style:style style:name="P8" style:family="paragraph" style:parent-style-name="Standard">
      <style:text-properties style:font-name="Verdana" fo:font-size="12pt" fo:font-weight="normal" style:font-size-asian="12pt" style:font-weight-asian="normal" style:font-size-complex="12pt" style:font-weight-complex="normal"/>
    </style:style>
    <style:style style:name="P9" style:family="paragraph" style:parent-style-name="Standard">
      <style:text-properties style:font-name="Verdana" fo:font-size="12pt" style:text-underline-style="none" fo:font-weight="normal" style:font-size-asian="12pt" style:font-weight-asian="normal" style:font-size-complex="12pt" style:font-weight-complex="normal"/>
    </style:style>
    <style:style style:name="P10" style:family="paragraph" style:parent-style-name="Standard">
      <style:text-properties style:font-name="Verdana"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Verdana" fo:font-size="14pt" style:font-size-asian="14pt" style:font-size-complex="14pt"/>
    </style:style>
    <style:style style:name="P13" style:family="paragraph" style:parent-style-name="Standard">
      <style:paragraph-properties fo:margin-left="0cm" fo:margin-right="0cm" fo:text-indent="0.727cm" style:auto-text-indent="false"/>
      <style:text-properties style:font-name="Verdana" fo:font-size="12pt" style:text-underline-style="none" fo:font-weight="normal" style:font-size-asian="12pt" style:font-weight-asian="normal" style:font-size-complex="12pt" style:font-weight-complex="normal"/>
    </style:style>
    <style:style style:name="P14" style:family="paragraph" style:parent-style-name="Standard">
      <style:paragraph-properties fo:break-before="pag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break-before="pag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break-before="pag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T3" style:family="text">
      <style:text-properties fo:font-size="12pt" fo:font-style="normal" style:font-name-asian="Times New Roman" style:font-size-asian="12pt" style:font-style-asian="normal" style:font-name-complex="Times New Roman" style:font-size-complex="12pt" style:font-style-complex="normal"/>
    </style:style>
    <style:style style:name="T4" style:family="text">
      <style:text-properties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font-style="normal" style:font-name-asian="Times New Roman" style:font-style-asian="normal" style:font-name-complex="Times New Roman" style:font-style-complex="normal"/>
    </style:style>
    <style:style style:name="T6"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yecto Diseño y Análisis de Algoritmos</text:p>
      <text:p text:style-name="P12">Problema del viajante de comercio</text:p>
      <text:p text:style-name="P2"/>
      <text:p text:style-name="P2">El problema del viajante de comercio trata de encontrar el ciclo hamiltoniano de menor peso en un grafo (dirigido o no). Por tanto, la solución al problema es un recorrido por todos los vértices del grafo, indicando según su orden las aristas por las que se pasa. </text:p>
      <text:p text:style-name="P2">Por ejemplo, si tenemos como solución &lt;0 1 2 0&gt; significa que desde el vértice 0 cogemos una arista al vértice 1, de éste una al vértice 2, y de éste una de vuelta al 0. El peso total de la solución será la suma de los pesos de las aristas recorridas.</text:p>
      <text:p text:style-name="P2">Por tanto, la función objetivo es la minimización del peso total de la solución.</text:p>
      <text:p text:style-name="P2"/>
      <text:p text:style-name="P2">El proyecto está implementado utilizando C++. Se utilizan tres clases:</text:p>
      <text:list xml:id="list1196504518" text:style-name="L1">
        <text:list-item>
          <text:p text:style-name="P3">Vértice. La clase Vertice modela un vértice del grafo. Posee un id y un vector de aristas , que guarda las aristas que parten del vértice.</text:p>
          <text:p text:style-name="P3"/>
        </text:list-item>
        <text:list-item>
          <text:p text:style-name="P3">Arista. La clase Arista modela una arista del grafo. Posee dos punteros a Vértices (origen y destino), junto con dos enteros que representan sus ID y un entero que representa el peso de la arista.</text:p>
          <text:p text:style-name="P3"/>
        </text:list-item>
        <text:list-item>
          <text:p text:style-name="P3">Solución. La clase Solucion es un envoltorio sobre el contenedor de STL vector. Esto permite incluirlo en un heap sin problemas. Esta clase guarda un vector de enteros con los vértices seleccionados. Se inicializan a -1.</text:p>
        </text:list-item>
      </text:list>
      <text:p text:style-name="P2"/>
      <text:p text:style-name="P2">Además, las funciones principales del proyecto están en el archivo main.cpp. </text:p>
      <text:p text:style-name="P7"/>
      <text:p text:style-name="P7">Funciones principales</text:p>
      <text:p text:style-name="P8">Hay 4 funciones principales, 3 corresponden a cada una de las opciones de la entrada, y la otra corresponde al algoritmo voraz empleado.</text:p>
      <text:list xml:id="list1925690546" text:style-name="L2">
        <text:list-item>
          <text:p text:style-name="P4">voraz. Ejecuta un algoritmo voraz para obtener una solución aproximada en poco tiempo. Para ello, el algoritmo selecciona las aristas con menor peso del vértice en el que esté. Se ejecuta antes de viajanteRP1 y RP2 para obtener un valor con el que comparar.</text:p>
          <text:p text:style-name="P4"/>
        </text:list-item>
      </text:list>
      <text:list xml:id="list1120453937" text:style-name="L3">
        <text:list-item>
          <text:p text:style-name="P5">viajanteBT. Responde a la opción 0 de la entrada. Ejecutará backtracking sin funciones de cota, generando todas las posibles soluciones y quedándose con la mejor (la cima del heap).</text:p>
          <text:p text:style-name="P5"><text:s/></text:p>
        </text:list-item>
        <text:list-item>
          <text:p text:style-name="P5">viajanteRP1. Responde a la opción 1 de la entrada. Ejecutará ramificación y poda utilizando como función de cota la suma del peso actual del nodo vivo seleccionado. Es decir, si se han seleccionado x nodos y todavía quedan nodos por seleccionar, la función de cota calculará el peso total de las aristas ya seleccionadas, parando cuando encuentre un nodo no seleccionado. Si se han seleccionado todos los nodos, incluirá también en el cálculo el peso de la vuelta al vértice inicial.</text:p>
          <text:p text:style-name="P5"><text:s/></text:p>
        </text:list-item>
        <text:list-item>
          <text:p text:style-name="P5">viajanteRP2. Responde a la opción 2 de la entrada. Ejecutará <text:soft-page-break/>ramificación y poda utilizando como función de cota la estimación del peso total, mediante el menor peso de cada vértice. Es decir, si se han seleccionado x nodos <text:s/>y todavía quedan nodos por seleccionar, la función de cota calculará el peso total de las aristas ya seleccionadas, sumándole, además, un valor mínimo según la posición en el vector de solución. Si se han seleccionado todos los nodos, calculará de la misma forma que la función anterior.</text:p>
        </text:list-item>
      </text:list>
      <text:p text:style-name="P2"/>
      <text:p text:style-name="P2">Además, una vez generada la solución final, es posible generar una representación gráfica si el paquete graphviz está instalado. Concretamente se hace uso de la aplicación 'dot'.</text:p>
      <text:p text:style-name="P2">Estructura de datos</text:p>
      <text:p text:style-name="P8">Para maximizar el rendimiento, la estructura de datos empleada para almacenar tanto la lista de nodos vivos como la lista de soluciones, es un heap mínimo, representado con una “priority_queue” de las librerías STL.</text:p>
      <text:p text:style-name="P8">Esta estructura se organiza en forma de árbol, en el que cada elemento es menor que sus hijos, sin importar el orden relativo entre los hijos. Solo es posible acceder a la cima del heap, de forma que siempre se extrae el menor valor almacenado.</text:p>
      <text:p text:style-name="P8">El coste de una extracción o de una inserción en un heap es O(log n), logrando tiempos de ejecución relativamente cortos. Además, el hecho de que siempre se extraiga antes el elemento de menor peso acelera la poda de elementos no óptimos.</text:p>
      <text:p text:style-name="P8"/>
      <text:p text:style-name="P7"/>
      <text:p text:style-name="P14">Pruebas de ejecución</text:p>
      <text:p text:style-name="P8">Para probar el rendimiento de las distintas opciones de algoritmo, se han hecho varias ejecuciones con distintos tamaños de problema, utilizando la orden “time” para controlar el tiempo de ejecución necesitado.</text:p>
      <text:p text:style-name="P8"/>
      <text:p text:style-name="P1">Opción 0</text:p>
      <text:p text:style-name="P9">Con la entrada (5 vértices):</text:p>
      <text:p text:style-name="P9"><draw:frame text:anchor-type="paragraph" draw:z-index="0" draw:style-name="gr1" svg:width="1.946cm" svg:height="3.336cm" svg:x="0.185cm" svg:y="0.025cm"><draw:text-box><text:p>0</text:p><text:p>5</text:p><text:p>0 4 5 3 10</text:p><text:p>3 0 9 5 2</text:p><text:p>9 6 0 8 5</text:p><text:p>5 2 4 0 7</text:p><text:p>8 5 3 7 0</text:p></draw:text-box></draw:frame></text:p>
      <text:p text:style-name="P9"/>
      <text:p text:style-name="P9"/>
      <text:p text:style-name="P9"/>
      <text:p text:style-name="P9"/>
      <text:p text:style-name="P9"/>
      <text:p text:style-name="P9"/>
      <text:p text:style-name="P9"><text:s/>ha tardado 0,005 s. Generando 65 nodos y analizando 41.</text:p>
      <text:p text:style-name="P9"/>
      <text:p text:style-name="P9">Con la entrada (7vértices): </text:p>
      <text:p text:style-name="P9">0 </text:p>
      <text:p text:style-name="P9">7 </text:p>
      <text:p text:style-name="P9">0 4 5 3 10 8 6 </text:p>
      <text:p text:style-name="P9">3 0 9 5 2 7 3 </text:p>
      <text:p text:style-name="P9">9 6 0 8 5 4 3 </text:p>
      <text:p text:style-name="P9">5 2 4 0 7 8 4 </text:p>
      <text:p text:style-name="P9">3 5 3 5 0 9 2 </text:p>
      <text:p text:style-name="P9">8 4 9 7 9 0 2 </text:p>
      <text:p text:style-name="P9">1 5 3 6 9 2 0</text:p>
      <text:p text:style-name="P9"><text:s/>ha tardado 0,026 s. Generando 1.957 nodos y analizando 1.237</text:p>
      <text:p text:style-name="P9"/>
      <text:p text:style-name="P9">Con la entrada (9 vértices):</text:p>
      <text:p text:style-name="P9">0 </text:p>
      <text:p text:style-name="P9">9 </text:p>
      <text:p text:style-name="P9">0 4 5 3 10 8 6 7 2 </text:p>
      <text:p text:style-name="P9">3 0 9 5 2 7 3 4 5 </text:p>
      <text:p text:style-name="P9">9 6 0 8 5 4 3 6 8 </text:p>
      <text:p text:style-name="P9">5 2 4 0 7 8 4 9 1 </text:p>
      <text:p text:style-name="P9">3 5 3 5 0 9 2 4 6 </text:p>
      <text:p text:style-name="P9">8 4 9 7 9 0 2 7 3 </text:p>
      <text:p text:style-name="P9">1 5 3 6 9 2 0 2 7 </text:p>
      <text:p text:style-name="P9">1 5 3 6 9 2 2 0 7 </text:p>
      <text:p text:style-name="P9">8 4 9 7 9 2 7 3 0</text:p>
      <text:p text:style-name="P9"><text:s/>ha tardado 1,321 s. Generando 109.601 nodos y analizando 69.281.</text:p>
      <text:p text:style-name="P9"/>
      <text:p text:style-name="P9"/>
      <text:p text:style-name="P15">Por último, con la entrada (11 vértices):</text:p>
      <text:p text:style-name="P9">0 </text:p>
      <text:p text:style-name="P9">11 </text:p>
      <text:p text:style-name="P9">0 4 5 3 10 8 6 7 2 6 7 </text:p>
      <text:p text:style-name="P9">3 0 9 5 2 7 3 4 5 5 7 </text:p>
      <text:p text:style-name="P9">9 6 0 8 5 4 3 6 8 5 8 </text:p>
      <text:p text:style-name="P9">5 2 4 0 7 8 4 9 1 3 9 </text:p>
      <text:p text:style-name="P9">3 5 3 5 0 9 2 4 6 7 1 </text:p>
      <text:p text:style-name="P9">8 4 9 7 9 0 2 7 3 2 4 </text:p>
      <text:p text:style-name="P9">1 5 3 6 9 2 0 2 7 6 1 </text:p>
      <text:p text:style-name="P9">1 5 3 6 9 2 2 0 7 9 3 </text:p>
      <text:p text:style-name="P9">8 4 9 7 9 2 7 3 0 7 2 </text:p>
      <text:p text:style-name="P9">8 4 9 7 9 2 7 3 7 0 2 </text:p>
      <text:p text:style-name="P9">5 2 4 7 8 4 9 1 3 9 0</text:p>
      <text:p text:style-name="P9"><text:s/>ha tardado 2 m 18,685 s. Generando 9.864.101 nodos y analizando 6.235.301.</text:p>
      <text:p text:style-name="P9"/>
      <text:p text:style-name="P9">A partir de este punto, todas las pruebas con la opción 0 no han dado resultados concluyentes, ya que tras varios minutos mi ordenador ha quedado sin memoria RAM suficiente para poder seguir generando nodos.</text:p>
      <text:p text:style-name="P9"/>
      <text:p text:style-name="P1"/>
      <text:p text:style-name="P16">Opción 1</text:p>
      <text:p text:style-name="P9">Con la entrada (5 vértices):</text:p>
      <text:p text:style-name="P9"><draw:frame text:anchor-type="paragraph" draw:z-index="1" draw:style-name="gr1" svg:width="1.946cm" svg:height="3.336cm" svg:x="0.185cm" svg:y="0.025cm"><draw:text-box><text:p>1</text:p><text:p>5</text:p><text:p>0 4 5 3 10</text:p><text:p>3 0 9 5 2</text:p><text:p>9 6 0 8 5</text:p><text:p>5 2 4 0 7</text:p><text:p>8 5 3 7 0</text:p></draw:text-box></draw:frame></text:p>
      <text:p text:style-name="P9"/>
      <text:p text:style-name="P9"/>
      <text:p text:style-name="P9"/>
      <text:p text:style-name="P9"/>
      <text:p text:style-name="P9"/>
      <text:p text:style-name="P9"/>
      <text:p text:style-name="P9"><text:s/>ha tardado 0,004 s. Generando 36 nodos, analizando 35 y podando 23.</text:p>
      <text:p text:style-name="P9"/>
      <text:p text:style-name="P9">Con la entrada (7vértices): </text:p>
      <text:p text:style-name="P9">1</text:p>
      <text:p text:style-name="P9">7 </text:p>
      <text:p text:style-name="P9">0 4 5 3 10 8 6 </text:p>
      <text:p text:style-name="P9">3 0 9 5 2 7 3 </text:p>
      <text:p text:style-name="P9">9 6 0 8 5 4 3 </text:p>
      <text:p text:style-name="P9">5 2 4 0 7 8 4 </text:p>
      <text:p text:style-name="P9">3 5 3 5 0 9 2 </text:p>
      <text:p text:style-name="P9">8 4 9 7 9 0 2 </text:p>
      <text:p text:style-name="P9">1 5 3 6 9 2 0</text:p>
      <text:p text:style-name="P9"><text:s/>ha tardado 0,015 s. Generando 435 nodos, analizando 423 y podando 504</text:p>
      <text:p text:style-name="P9"/>
      <text:p text:style-name="P9">Con la entrada (9 vértices):</text:p>
      <text:p text:style-name="P9">0</text:p>
      <text:p text:style-name="P9">9 </text:p>
      <text:p text:style-name="P9">0 4 5 3 10 8 6 7 2 </text:p>
      <text:p text:style-name="P9">3 0 9 5 2 7 3 4 5 </text:p>
      <text:p text:style-name="P9">9 6 0 8 5 4 3 6 8 </text:p>
      <text:p text:style-name="P9">5 2 4 0 7 8 4 9 1 </text:p>
      <text:p text:style-name="P9">3 5 3 5 0 9 2 4 6 </text:p>
      <text:p text:style-name="P9">8 4 9 7 9 0 2 7 3 </text:p>
      <text:p text:style-name="P9">1 5 3 6 9 2 0 2 7 </text:p>
      <text:p text:style-name="P9">1 5 3 6 9 2 2 0 7 </text:p>
      <text:p text:style-name="P9">8 4 9 7 9 2 7 3 0</text:p>
      <text:p text:style-name="P9"><text:s/>ha tardado 0,140 s. Generando 9.408 nodos, analizando 9.312 y podando 15.503.</text:p>
      <text:p text:style-name="P9"/>
      <text:p text:style-name="P9"/>
      <text:p text:style-name="P15">Con la entrada (11 vértices):</text:p>
      <text:p text:style-name="P9">1 </text:p>
      <text:p text:style-name="P9">11 </text:p>
      <text:p text:style-name="P9">0 4 5 3 10 8 6 7 2 6 7 </text:p>
      <text:p text:style-name="P9">3 0 9 5 2 7 3 4 5 5 7 </text:p>
      <text:p text:style-name="P9">9 6 0 8 5 4 3 6 8 5 8 </text:p>
      <text:p text:style-name="P9">5 2 4 0 7 8 4 9 1 3 9 </text:p>
      <text:p text:style-name="P9">3 5 3 5 0 9 2 4 6 7 1 </text:p>
      <text:p text:style-name="P9">8 4 9 7 9 0 2 7 3 2 4 </text:p>
      <text:p text:style-name="P9">1 5 3 6 9 2 0 2 7 6 1 </text:p>
      <text:p text:style-name="P9">1 5 3 6 9 2 2 0 7 9 3 </text:p>
      <text:p text:style-name="P9">8 4 9 7 9 2 7 3 0 7 2 </text:p>
      <text:p text:style-name="P9">8 4 9 7 9 2 7 3 7 0 2 </text:p>
      <text:p text:style-name="P9">5 2 4 7 8 4 9 1 3 9 0</text:p>
      <text:p text:style-name="P9"><text:s/>ha tardado 2,530 s. Generando 135.764 nodos, analizando 135.309 y podando 326.993.</text:p>
      <text:p text:style-name="P9"/>
      <text:p text:style-name="P9">Con la entrada (13 vértices):</text:p>
      <text:p text:style-name="P9">1 </text:p>
      <text:p text:style-name="P9">13 </text:p>
      <text:p text:style-name="P9">0 4 5 3 10 8 6 7 2 6 7 8 2 </text:p>
      <text:p text:style-name="P9">3 0 9 5 2 7 3 4 5 5 7 9 6 </text:p>
      <text:p text:style-name="P9">9 6 0 8 5 4 3 6 8 5 8 4 7 </text:p>
      <text:p text:style-name="P9">5 2 4 0 7 8 4 9 1 3 9 6 8 </text:p>
      <text:p text:style-name="P9">3 5 3 5 0 9 2 4 6 7 1 3 1 </text:p>
      <text:p text:style-name="P9">8 4 9 7 9 0 2 7 3 2 4 4 5 </text:p>
      <text:p text:style-name="P9">1 5 3 6 9 2 0 2 7 6 1 5 7 </text:p>
      <text:p text:style-name="P9">1 5 3 6 9 2 2 0 7 9 3 7 6 </text:p>
      <text:p text:style-name="P9">8 4 9 7 9 2 7 3 0 7 2 2 4 </text:p>
      <text:p text:style-name="P9">8 4 9 7 9 2 7 3 7 0 2 1 3 </text:p>
      <text:p text:style-name="P9">5 2 4 7 8 4 9 1 3 9 0 6 2 </text:p>
      <text:p text:style-name="P9">3 5 3 5 9 2 4 6 7 1 3 0 8 </text:p>
      <text:p text:style-name="P9">1 5 3 6 9 2 2 7 9 3 7 6 0</text:p>
      <text:p text:style-name="P9"><text:s/>ha tardado 16,755 s Generando 2.027.013 nodos, analizando 417.674 y podando 387</text:p>
      <text:p text:style-name="P9"/>
      <text:p text:style-name="P9"/>
      <text:p text:style-name="P15">Con la entrada (15 vértices):</text:p>
      <text:p text:style-name="P9">1 </text:p>
      <text:p text:style-name="P9">15 </text:p>
      <text:p text:style-name="P9">0 4 5 3 10 8 6 7 2 6 7 8 2 3 5 </text:p>
      <text:p text:style-name="P9">3 0 9 5 2 7 3 4 5 5 7 9 6 4 8 </text:p>
      <text:p text:style-name="P9">9 6 0 8 5 4 3 6 8 5 8 4 7 6 7 </text:p>
      <text:p text:style-name="P9">5 2 4 0 7 8 4 9 1 3 9 6 8 7 8 </text:p>
      <text:p text:style-name="P9">3 5 3 5 0 9 2 4 6 7 1 3 1 8 9 </text:p>
      <text:p text:style-name="P9">8 4 9 7 9 0 2 7 3 2 4 4 5 1 2 </text:p>
      <text:p text:style-name="P9">1 5 3 6 9 2 0 2 7 6 1 5 7 3 4 </text:p>
      <text:p text:style-name="P9">1 5 3 6 9 2 2 0 7 9 3 7 6 5 6 </text:p>
      <text:p text:style-name="P9">8 4 9 7 9 2 7 3 0 7 2 2 4 6 7 </text:p>
      <text:p text:style-name="P9">8 4 9 7 9 2 7 3 7 0 2 1 3 4 2 </text:p>
      <text:p text:style-name="P9">5 2 4 7 8 4 9 1 3 9 0 6 2 5 1 </text:p>
      <text:p text:style-name="P9">3 5 3 5 9 2 4 6 7 1 3 0 8 2 6 </text:p>
      <text:p text:style-name="P9">1 5 3 6 9 2 2 7 9 3 7 6 0 7 8 </text:p>
      <text:p text:style-name="P9">9 6 8 5 4 3 6 8 5 8 4 7 6 0 7 </text:p>
      <text:p text:style-name="P9">3 9 5 2 7 3 4 5 5 7 9 6 4 8 0</text:p>
      <text:p text:style-name="P9"><text:s/>ha tardado 1m 55,135 s Generando 3.458.575 nodos, analizando 3.298.829 y podando 12.685.995</text:p>
      <text:p text:style-name="P9"/>
      <text:p text:style-name="P9">Con la entrada (17 vértices):</text:p>
      <text:p text:style-name="P9">1 </text:p>
      <text:p text:style-name="P9">17 </text:p>
      <text:p text:style-name="P9">0 4 5 3 10 8 6 7 2 6 7 8 2 3 5 6 3 </text:p>
      <text:p text:style-name="P9">3 0 9 5 2 7 3 4 5 5 7 9 6 4 8 9 4 </text:p>
      <text:p text:style-name="P9">9 6 0 8 5 4 3 6 8 5 8 4 7 6 7 8 4 </text:p>
      <text:p text:style-name="P9">5 2 4 0 7 8 4 9 1 3 9 6 8 7 8 9 5 </text:p>
      <text:p text:style-name="P9">3 5 3 5 0 9 2 4 6 7 1 3 1 8 9 1 3 </text:p>
      <text:p text:style-name="P9">8 4 9 7 9 0 2 7 3 2 4 4 5 1 2 3 8 </text:p>
      <text:p text:style-name="P9">1 5 3 6 9 2 0 2 7 6 1 5 7 3 4 5 7 </text:p>
      <text:p text:style-name="P9">1 5 3 6 9 2 2 0 7 9 3 7 6 5 6 7 9 </text:p>
      <text:p text:style-name="P9">8 4 9 7 9 2 7 3 0 7 2 2 4 6 7 8 7 </text:p>
      <text:p text:style-name="P9">8 4 9 7 9 2 7 3 7 0 2 1 3 4 2 3 2 </text:p>
      <text:p text:style-name="P9">5 2 4 7 8 4 9 1 3 9 0 6 2 5 1 2 1 </text:p>
      <text:p text:style-name="P9">3 5 3 5 9 2 4 6 7 1 3 0 8 2 6 7 3 </text:p>
      <text:p text:style-name="P9">1 5 3 6 9 2 2 7 9 3 7 6 0 7 8 9 7 </text:p>
      <text:p text:style-name="P9">9 6 8 5 4 3 6 8 5 8 4 7 6 0 7 8 4 </text:p>
      <text:p text:style-name="P9">3 9 5 2 7 3 4 5 5 7 9 6 4 8 0 1 5 </text:p>
      <text:p text:style-name="P9">9 6 8 5 4 3 6 8 5 8 4 7 6 7 8 0 6 </text:p>
      <text:p text:style-name="P9">4 5 3 10 8 6 7 2 6 7 8 2 3 5 6 3 0</text:p>
      <text:p text:style-name="P9"><text:s/>ha tardado 25m47.981s Generando 38.046.510 nodos, analizando 34.384.919 y podando 156.363.623</text:p>
      <text:p text:style-name="P9"/>
      <text:p text:style-name="P9">A partir de este punto, todas las pruebas con la opción 1 no han dado resultados concluyentes, ya que tras varios minutos mi ordenador ha quedado sin memoria RAM suficiente para poder seguir generando nodos.</text:p>
      <text:p text:style-name="P9"/>
      <text:p text:style-name="P1"/>
      <text:p text:style-name="P16">Opción 2</text:p>
      <text:p text:style-name="P9">Con la entrada (5 vértices):</text:p>
      <text:p text:style-name="P9"><text:s/><text:span text:style-name="T5">2</text:span></text:p>
      <text:p text:style-name="P6"><text:s/><text:span text:style-name="T6">5</text:span></text:p>
      <text:p text:style-name="P6"><text:s/><text:span text:style-name="T6">0 4 5 3 10</text:span></text:p>
      <text:p text:style-name="P6"><text:s/><text:span text:style-name="T6">3 0 9 5 2</text:span></text:p>
      <text:p text:style-name="P6"><text:s/><text:span text:style-name="T6">9 6 0 8 5</text:span></text:p>
      <text:p text:style-name="P6"><text:s/><text:span text:style-name="T6">5 2 4 0 7</text:span></text:p>
      <text:p text:style-name="P6"><text:s/><text:span text:style-name="T6">8 5 3 7 0</text:span></text:p>
      <text:p text:style-name="P9"><text:s/>ha tardado 0,004 s. Generando 28 nodos, analizando 27 y podando 18.</text:p>
      <text:p text:style-name="P9"/>
      <text:p text:style-name="P9">Con la entrada (7vértices): </text:p>
      <text:p text:style-name="P9">2</text:p>
      <text:p text:style-name="P9">7 </text:p>
      <text:p text:style-name="P9">0 4 5 3 10 8 6 </text:p>
      <text:p text:style-name="P9">3 0 9 5 2 7 3 </text:p>
      <text:p text:style-name="P9">9 6 0 8 5 4 3 </text:p>
      <text:p text:style-name="P9">5 2 4 0 7 8 4 </text:p>
      <text:p text:style-name="P9">3 5 3 5 0 9 2 </text:p>
      <text:p text:style-name="P9">8 4 9 7 9 0 2 </text:p>
      <text:p text:style-name="P9">1 5 3 6 9 2 0</text:p>
      <text:p text:style-name="P9"><text:s/>ha tardado 0,012 s. Generando 435 nodos, analizando 423 y podando 504</text:p>
      <text:p text:style-name="P9"/>
      <text:p text:style-name="P9">Con la entrada (9 vértices):</text:p>
      <text:p text:style-name="P9">2</text:p>
      <text:p text:style-name="P9">9 </text:p>
      <text:p text:style-name="P9">0 4 5 3 10 8 6 7 2 </text:p>
      <text:p text:style-name="P9">3 0 9 5 2 7 3 4 5 </text:p>
      <text:p text:style-name="P9">9 6 0 8 5 4 3 6 8 </text:p>
      <text:p text:style-name="P9">5 2 4 0 7 8 4 9 1 </text:p>
      <text:p text:style-name="P9">3 5 3 5 0 9 2 4 6 </text:p>
      <text:p text:style-name="P9">8 4 9 7 9 0 2 7 3 </text:p>
      <text:p text:style-name="P9">1 5 3 6 9 2 0 2 7 </text:p>
      <text:p text:style-name="P9">1 5 3 6 9 2 2 0 7 </text:p>
      <text:p text:style-name="P9">8 4 9 7 9 2 7 3 0</text:p>
      <text:p text:style-name="P9"><text:s/>ha tardado 0,138 s. Generando 8.780 nodos, analizando 8.683 y podando 14.255.</text:p>
      <text:p text:style-name="P9"/>
      <text:p text:style-name="P9"/>
      <text:p text:style-name="P15">Con la entrada (11 vértices):</text:p>
      <text:p text:style-name="P9">2</text:p>
      <text:p text:style-name="P9">11 </text:p>
      <text:p text:style-name="P9">0 4 5 3 10 8 6 7 2 6 7 </text:p>
      <text:p text:style-name="P9">3 0 9 5 2 7 3 4 5 5 7 </text:p>
      <text:p text:style-name="P9">9 6 0 8 5 4 3 6 8 5 8 </text:p>
      <text:p text:style-name="P9">5 2 4 0 7 8 4 9 1 3 9 </text:p>
      <text:p text:style-name="P9">3 5 3 5 0 9 2 4 6 7 1 </text:p>
      <text:p text:style-name="P9">8 4 9 7 9 0 2 7 3 2 4 </text:p>
      <text:p text:style-name="P9">1 5 3 6 9 2 0 2 7 6 1 </text:p>
      <text:p text:style-name="P9">1 5 3 6 9 2 2 0 7 9 3 </text:p>
      <text:p text:style-name="P9">8 4 9 7 9 2 7 3 0 7 2 </text:p>
      <text:p text:style-name="P9">8 4 9 7 9 2 7 3 7 0 2 </text:p>
      <text:p text:style-name="P9">5 2 4 7 8 4 9 1 3 9 0</text:p>
      <text:p text:style-name="P9"><text:s/>ha tardado 2,500 s. Generando 134.129 nodos, analizando 133.676 y podando 320.994.</text:p>
      <text:p text:style-name="P9"/>
      <text:p text:style-name="P9">Con la entrada (13 vértices):</text:p>
      <text:p text:style-name="P9">2 </text:p>
      <text:p text:style-name="P9">13 </text:p>
      <text:p text:style-name="P9">0 4 5 3 10 8 6 7 2 6 7 8 2 </text:p>
      <text:p text:style-name="P9">3 0 9 5 2 7 3 4 5 5 7 9 6 </text:p>
      <text:p text:style-name="P9">9 6 0 8 5 4 3 6 8 5 8 4 7 </text:p>
      <text:p text:style-name="P9">5 2 4 0 7 8 4 9 1 3 9 6 8 </text:p>
      <text:p text:style-name="P9">3 5 3 5 0 9 2 4 6 7 1 3 1 </text:p>
      <text:p text:style-name="P9">8 4 9 7 9 0 2 7 3 2 4 4 5 </text:p>
      <text:p text:style-name="P9">1 5 3 6 9 2 0 2 7 6 1 5 7 </text:p>
      <text:p text:style-name="P9">1 5 3 6 9 2 2 0 7 9 3 7 6 </text:p>
      <text:p text:style-name="P9">8 4 9 7 9 2 7 3 0 7 2 2 4 </text:p>
      <text:p text:style-name="P9">8 4 9 7 9 2 7 3 7 0 2 1 3 </text:p>
      <text:p text:style-name="P9">5 2 4 7 8 4 9 1 3 9 0 6 2 </text:p>
      <text:p text:style-name="P9">3 5 3 5 9 2 4 6 7 1 3 0 8 </text:p>
      <text:p text:style-name="P9">1 5 3 6 9 2 2 7 9 3 7 6 0</text:p>
      <text:p text:style-name="P9"><text:s/>ha tardado 54,784 s. Generando 2.087.112 nodos, analizando 2.085.469 y podando 6.372.700</text:p>
      <text:p text:style-name="P9"/>
      <text:p text:style-name="P9"/>
      <text:p text:style-name="P15">Con la entrada (15 vértices):</text:p>
      <text:p text:style-name="P9">2 </text:p>
      <text:p text:style-name="P9">15 </text:p>
      <text:p text:style-name="P9">0 4 5 3 10 8 6 7 2 6 7 8 2 3 5 </text:p>
      <text:p text:style-name="P9">3 0 9 5 2 7 3 4 5 5 7 9 6 4 8 </text:p>
      <text:p text:style-name="P9">9 6 0 8 5 4 3 6 8 5 8 4 7 6 7 </text:p>
      <text:p text:style-name="P9">5 2 4 0 7 8 4 9 1 3 9 6 8 7 8 </text:p>
      <text:p text:style-name="P9">3 5 3 5 0 9 2 4 6 7 1 3 1 8 9 </text:p>
      <text:p text:style-name="P9">8 4 9 7 9 0 2 7 3 2 4 4 5 1 2 </text:p>
      <text:p text:style-name="P9">1 5 3 6 9 2 0 2 7 6 1 5 7 3 4 </text:p>
      <text:p text:style-name="P9">1 5 3 6 9 2 2 0 7 9 3 7 6 5 6 </text:p>
      <text:p text:style-name="P9">8 4 9 7 9 2 7 3 0 7 2 2 4 6 7 </text:p>
      <text:p text:style-name="P9">8 4 9 7 9 2 7 3 7 0 2 1 3 4 2 </text:p>
      <text:p text:style-name="P9">5 2 4 7 8 4 9 1 3 9 0 6 2 5 1 </text:p>
      <text:p text:style-name="P9">3 5 3 5 9 2 4 6 7 1 3 0 8 2 6 </text:p>
      <text:p text:style-name="P9">1 5 3 6 9 2 2 7 9 3 7 6 0 7 8 </text:p>
      <text:p text:style-name="P9">9 6 8 5 4 3 6 8 5 8 4 7 6 0 7 </text:p>
      <text:p text:style-name="P9">3 9 5 2 7 3 4 5 5 7 9 6 4 8 0</text:p>
      <text:p text:style-name="P9"><text:s/>ha tardado 2m 0,626 s. Generando 3.458.575 nodos, analizando 3.457.718 y podando 12.911.199</text:p>
      <text:p text:style-name="P9"/>
      <text:p text:style-name="P9">Con la entrada (16 vértices):</text:p>
      <text:p text:style-name="P9">2 </text:p>
      <text:p text:style-name="P9">16 </text:p>
      <text:p text:style-name="P9">0 4 5 3 10 8 6 7 2 6 7 8 2 3 5 6 </text:p>
      <text:p text:style-name="P9">3 0 9 5 2 7 3 4 5 5 7 9 6 4 8 9 </text:p>
      <text:p text:style-name="P9">9 6 0 8 5 4 3 6 8 5 8 4 7 6 7 8 </text:p>
      <text:p text:style-name="P9">5 2 4 0 7 8 4 9 1 3 9 6 8 7 8 9 </text:p>
      <text:p text:style-name="P9">3 5 3 5 0 9 2 4 6 7 1 3 1 8 9 1 </text:p>
      <text:p text:style-name="P9">8 4 9 7 9 0 2 7 3 2 4 4 5 1 2 3 </text:p>
      <text:p text:style-name="P9">1 5 3 6 9 2 0 2 7 6 1 5 7 3 4 5 </text:p>
      <text:p text:style-name="P9">1 5 3 6 9 2 2 0 7 9 3 7 6 5 6 7 </text:p>
      <text:p text:style-name="P9">8 4 9 7 9 2 7 3 0 7 2 2 4 6 7 8 </text:p>
      <text:p text:style-name="P9">8 4 9 7 9 2 7 3 7 0 2 1 3 4 2 3 </text:p>
      <text:p text:style-name="P9">5 2 4 7 8 4 9 1 3 9 0 6 2 5 1 2 </text:p>
      <text:p text:style-name="P9">3 5 3 5 9 2 4 6 7 1 3 0 8 2 6 7 </text:p>
      <text:p text:style-name="P9">1 5 3 6 9 2 2 7 9 3 7 6 0 7 8 9 </text:p>
      <text:p text:style-name="P9">9 6 8 5 4 3 6 8 5 8 4 7 6 0 7 8 </text:p>
      <text:p text:style-name="P9">3 9 5 2 7 3 4 5 5 7 9 6 4 8 0 1 </text:p>
      <text:p text:style-name="P9">9 6 8 5 4 3 6 8 5 8 4 7 6 7 8 0</text:p>
      <text:p text:style-name="P9"><text:s text:c="2"/>ha tardado 11m 47,776 s. Generando 21.166.388 nodos, analizando 18.695.837 y podando 79.201.073</text:p>
      <text:p text:style-name="P9"/>
      <text:p text:style-name="P9">A partir de este punto, todas las pruebas con la opción 2 no han dado resultados concluyentes, ya que tras varios minutos mi ordenador ha quedado sin memoria RAM suficiente para poder seguir generando nodos.</text:p>
      <text:p text:style-name="P9"/>
      <text:p text:style-name="P9"/>
      <text:p text:style-name="P15"><draw:frame draw:style-name="fr1" draw:name="Objeto1" text:anchor-type="paragraph" svg:x="1.275cm" svg:y="-0.519cm" svg:width="14.45cm" svg:height="16.342cm" draw:z-index="2"><draw:object xlink:href="./Object 1" xlink:type="simple" xlink:show="embed" xlink:actuate="onLoad"/><draw:image xlink:href="./ObjectReplacements/Object 1" xlink:type="simple" xlink:show="embed" xlink:actuate="onLoad"/></draw:frame><draw:frame draw:style-name="fr1" draw:name="Objeto2" text:anchor-type="paragraph" svg:x="0.185cm" svg:y="15.626cm" svg:width="16.371cm" svg:height="10.015cm" draw:z-index="3"><draw:object xlink:href="./Object 2" xlink:type="simple" xlink:show="embed" xlink:actuate="onLoad"/><draw:image xlink:href="./ObjectReplacements/Object 2" xlink:type="simple" xlink:show="embed" xlink:actuate="onLoad"/></draw:frame></text:p>
      <text:p text:style-name="P9"/>
      <text:p text:style-name="P10"><text:soft-page-break/>Conclusiones</text:p>
      <text:p text:style-name="P13">Pese a las limitaciones de hardware de mi sistema, se puede ver claramente que el algoritmo sin función de cota es muchísimo más ineficiente tanto en tiempo como en espacio, mientras que en el momento en que se le asigna una función de cota, se reduce drásticamente el coste de ejecución.</text:p>
      <text:p text:style-name="P13"/>
      <text:p text:style-name="P13">Entre las dos funciones de cota utilizadas (peso hasta el momento y estimación del peso restante), se puede observar una pequeña mejora desde la función 1 a la función 2, aunque la mejora es muchísimo menor que en la comparación entre no tener función de cota y sí tene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tor </meta:initial-creator>
    <meta:creation-date>2011-12-18T02:34:31</meta:creation-date>
    <dc:date>2011-12-20T09:25:40</dc:date>
    <dc:creator>victor </dc:creator>
    <meta:editing-duration>PT05H54M55S</meta:editing-duration>
    <meta:editing-cycles>19</meta:editing-cycles>
    <meta:generator>OpenOffice.org/3.2$Linux OpenOffice.org_project/320m12$Build-9483</meta:generator>
    <meta:document-statistic meta:table-count="0" meta:image-count="0" meta:object-count="2" meta:page-count="12" meta:paragraph-count="277" meta:word-count="3359" meta:character-count="115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terpolation="b-spline"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449cm" svg:height="16.342cm" xlink:href="." chart:class="chart:line" chart:style-name="ch1">
        <chart:title svg:x="6.02cm" svg:y="0.327cm" chart:style-name="ch2">
          <text:p>Nº de nodos</text:p>
        </chart:title>
        <chart:legend chart:legend-position="end" svg:x="12.347cm" svg:y="7.514cm" chart:style-name="ch3"/>
        <chart:plot-area chart:style-name="ch4" chart:data-source-has-labels="both" svg:x="0.288cm" svg:y="1.156cm" svg:width="11.772cm" svg:height="14.534cm">
          <chart:axis chart:dimension="x" chart:name="primary-x" chart:style-name="ch5">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series chart:style-name="ch10" chart:values-cell-range-address="local-table.$D$2:.$D$8" chart:label-cell-address="local-table.$D$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pción 0</text:p>
              </table:table-cell>
              <table:table-cell office:value-type="string">
                <text:p>Opción 1</text:p>
              </table:table-cell>
              <table:table-cell office:value-type="string">
                <text:p>Opción 2</text:p>
              </table:table-cell>
            </table:table-row>
          </table:table-header-rows>
          <table:table-rows>
            <table:table-row>
              <table:table-cell office:value-type="string">
                <text:p>5</text:p>
              </table:table-cell>
              <table:table-cell office:value-type="float" office:value="65">
                <text:p>65</text:p>
              </table:table-cell>
              <table:table-cell office:value-type="float" office:value="36">
                <text:p>36</text:p>
              </table:table-cell>
              <table:table-cell office:value-type="float" office:value="28">
                <text:p>28</text:p>
              </table:table-cell>
            </table:table-row>
            <table:table-row>
              <table:table-cell office:value-type="string">
                <text:p>7</text:p>
              </table:table-cell>
              <table:table-cell office:value-type="float" office:value="1957">
                <text:p>1957</text:p>
              </table:table-cell>
              <table:table-cell office:value-type="float" office:value="435">
                <text:p>435</text:p>
              </table:table-cell>
              <table:table-cell office:value-type="float" office:value="435">
                <text:p>435</text:p>
              </table:table-cell>
            </table:table-row>
            <table:table-row>
              <table:table-cell office:value-type="string">
                <text:p>9</text:p>
              </table:table-cell>
              <table:table-cell office:value-type="float" office:value="109601">
                <text:p>109601</text:p>
              </table:table-cell>
              <table:table-cell office:value-type="float" office:value="9408">
                <text:p>9408</text:p>
              </table:table-cell>
              <table:table-cell office:value-type="float" office:value="8780">
                <text:p>8780</text:p>
              </table:table-cell>
            </table:table-row>
            <table:table-row>
              <table:table-cell office:value-type="string">
                <text:p>11</text:p>
              </table:table-cell>
              <table:table-cell office:value-type="float" office:value="9864101">
                <text:p>9864101</text:p>
              </table:table-cell>
              <table:table-cell office:value-type="float" office:value="135764">
                <text:p>135764</text:p>
              </table:table-cell>
              <table:table-cell office:value-type="float" office:value="134129">
                <text:p>134129</text:p>
              </table:table-cell>
            </table:table-row>
            <table:table-row>
              <table:table-cell office:value-type="string">
                <text:p>13</text:p>
              </table:table-cell>
              <table:table-cell office:value-type="float" office:value="1.#NAN">
                <text:p>1.#NAN</text:p>
              </table:table-cell>
              <table:table-cell office:value-type="float" office:value="2027013">
                <text:p>2027013</text:p>
              </table:table-cell>
              <table:table-cell office:value-type="float" office:value="2087112">
                <text:p>2087112</text:p>
              </table:table-cell>
            </table:table-row>
            <table:table-row>
              <table:table-cell office:value-type="string">
                <text:p>15</text:p>
              </table:table-cell>
              <table:table-cell office:value-type="float" office:value="1.#NAN">
                <text:p>1.#NAN</text:p>
              </table:table-cell>
              <table:table-cell office:value-type="float" office:value="3458575">
                <text:p>3458575</text:p>
              </table:table-cell>
              <table:table-cell office:value-type="float" office:value="3458575">
                <text:p>3458575</text:p>
              </table:table-cell>
            </table:table-row>
            <table:table-row>
              <table:table-cell office:value-type="string">
                <text:p>17</text:p>
              </table:table-cell>
              <table:table-cell office:value-type="float" office:value="1.#NAN">
                <text:p>1.#NAN</text:p>
              </table:table-cell>
              <table:table-cell office:value-type="float" office:value="38046510">
                <text:p>38046510</text:p>
              </table:table-cell>
              <table:table-cell office:value-type="float" office:value="21166388">
                <text:p>211663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terpolation="b-spline"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9"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37cm" svg:height="10.015cm" xlink:href="." chart:class="chart:line" chart:style-name="ch1">
        <chart:title svg:x="7.457cm" svg:y="0.201cm" chart:style-name="ch2">
          <text:p>Tiempo</text:p>
        </chart:title>
        <chart:legend chart:legend-position="end" svg:x="14.229cm" svg:y="4.35cm" chart:style-name="ch3"/>
        <chart:plot-area chart:style-name="ch4" chart:data-source-has-labels="both" svg:x="0.327cm" svg:y="0.904cm" svg:width="13.576cm" svg:height="8.711cm">
          <chart:axis chart:dimension="x" chart:name="primary-x" chart:style-name="ch5">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series chart:style-name="ch9" chart:values-cell-range-address="local-table.$D$2:.$D$8" chart:label-cell-address="local-table.$D$1" chart:class="chart:line">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pción 1</text:p>
              </table:table-cell>
              <table:table-cell office:value-type="string">
                <text:p>Opción 2</text:p>
              </table:table-cell>
              <table:table-cell office:value-type="string">
                <text:p>Opción 3</text:p>
              </table:table-cell>
            </table:table-row>
          </table:table-header-rows>
          <table:table-rows>
            <table:table-row>
              <table:table-cell office:value-type="string">
                <text:p>5</text:p>
              </table:table-cell>
              <table:table-cell office:value-type="float" office:value="0.004">
                <text:p>0.004</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026">
                <text:p>0.026</text:p>
              </table:table-cell>
              <table:table-cell office:value-type="float" office:value="0.015">
                <text:p>0.015</text:p>
              </table:table-cell>
              <table:table-cell office:value-type="float" office:value="0.01">
                <text:p>0.01</text:p>
              </table:table-cell>
            </table:table-row>
            <table:table-row>
              <table:table-cell office:value-type="string">
                <text:p>9</text:p>
              </table:table-cell>
              <table:table-cell office:value-type="float" office:value="1.321">
                <text:p>1.321</text:p>
              </table:table-cell>
              <table:table-cell office:value-type="float" office:value="0.14">
                <text:p>0.14</text:p>
              </table:table-cell>
              <table:table-cell office:value-type="float" office:value="0.138">
                <text:p>0.138</text:p>
              </table:table-cell>
            </table:table-row>
            <table:table-row>
              <table:table-cell office:value-type="string">
                <text:p>11</text:p>
              </table:table-cell>
              <table:table-cell office:value-type="float" office:value="138.685">
                <text:p>138.685</text:p>
              </table:table-cell>
              <table:table-cell office:value-type="float" office:value="2.53">
                <text:p>2.53</text:p>
              </table:table-cell>
              <table:table-cell office:value-type="float" office:value="2.5">
                <text:p>2.5</text:p>
              </table:table-cell>
            </table:table-row>
            <table:table-row>
              <table:table-cell office:value-type="string">
                <text:p>13</text:p>
              </table:table-cell>
              <table:table-cell office:value-type="float" office:value="1.#NAN">
                <text:p>1.#NAN</text:p>
              </table:table-cell>
              <table:table-cell office:value-type="float" office:value="16.755">
                <text:p>16.755</text:p>
              </table:table-cell>
              <table:table-cell office:value-type="float" office:value="54.784">
                <text:p>54.784</text:p>
              </table:table-cell>
            </table:table-row>
            <table:table-row>
              <table:table-cell office:value-type="string">
                <text:p>15</text:p>
              </table:table-cell>
              <table:table-cell office:value-type="float" office:value="1.#NAN">
                <text:p>1.#NAN</text:p>
              </table:table-cell>
              <table:table-cell office:value-type="float" office:value="115.135">
                <text:p>115.135</text:p>
              </table:table-cell>
              <table:table-cell office:value-type="float" office:value="120.626">
                <text:p>120.626</text:p>
              </table:table-cell>
            </table:table-row>
            <table:table-row>
              <table:table-cell office:value-type="string">
                <text:p>17</text:p>
              </table:table-cell>
              <table:table-cell office:value-type="float" office:value="1.#NAN">
                <text:p>1.#NAN</text:p>
              </table:table-cell>
              <table:table-cell office:value-type="float" office:value="1547.981">
                <text:p>1547.981</text:p>
              </table:table-cell>
              <table:table-cell office:value-type="float" office:value="707.776">
                <text:p>707.7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